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bcab" officeooo:paragraph-rsid="0003bcab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Как звали отца Елизаветы Петровны?</text:p>
      <text:p text:style-name="P1"><text:tab/>А. Фёдор.</text:p>
      <text:p text:style-name="P1"><text:tab/>Б. Александр</text:p>
      <text:p text:style-name="P1"><text:tab/>В. Николай</text:p>
      <text:p text:style-name="P1"><text:tab/>Г. <text:span text:style-name="T1">Пётр.</text:span></text:p>
      <text:p text:style-name="P1">2. Как звали сына Елизаветы Петровны?</text:p>
      <text:p text:style-name="P1"><text:tab/>А. Николай.</text:p>
      <text:p text:style-name="P1"><text:tab/>Б. Михаил.</text:p>
      <text:p text:style-name="P1"><text:tab/>В. <text:span text:style-name="T1">Никак.</text:span></text:p>
      <text:p text:style-name="P1"><text:tab/>Г. Пётр.</text:p>
      <text:p text:style-name="P1">3. Кто продал Аляску?</text:p>
      <text:p text:style-name="P1"><text:tab/>А. Екатерина Вторая</text:p>
      <text:p text:style-name="P1"><text:tab/>Б. <text:span text:style-name="T1">Александр Второй</text:span></text:p>
      <text:p text:style-name="P1"><text:tab/>В. Николай Второй</text:p>
      <text:p text:style-name="P1"><text:tab/>Г. Екатерина Четвёртая</text:p>
      <text:p text:style-name="P1">4. Что означает слово “Нарва”?</text:p>
      <text:p text:style-name="P1"><text:tab/>А. Село.</text:p>
      <text:p text:style-name="P1"><text:tab/>Б. Редкий сорт травы</text:p>
      <text:p text:style-name="P1"><text:tab/>В. Река</text:p>
      <text:p text:style-name="P1"><text:tab/>Г. <text:span text:style-name="T1">Город</text:span></text:p>
      <text:p text:style-name="P1">5. Что означает слово “Нотебург”?</text:p>
      <text:p text:style-name="P1"><text:tab/>А. Каштан</text:p>
      <text:p text:style-name="P1"><text:tab/>Б. Город в Германии</text:p>
      <text:p text:style-name="P1"><text:tab/>В. Город в Пруссии</text:p>
      <text:p text:style-name="P1"><text:tab/>Г. <text:span text:style-name="T1">Орешек</text:span></text:p>
      <text:p text:style-name="P1">6. Где казнили стрельцов?</text:p>
      <text:p text:style-name="P1"><text:tab/>А. Красная площадь</text:p>
      <text:p text:style-name="P1"><text:tab/>Б. <text:span text:style-name="T1">Не красная площадь</text:span></text:p>
      <text:p text:style-name="P1"><text:tab/>В. Не казнили</text:p>
      <text:p text:style-name="P1">7. Кто правил при появлении Лжедмитрия Первого?</text:p>
      <text:p text:style-name="P1"><text:tab/>А. Лжедмитрий Второй</text:p>
      <text:p text:style-name="P1"><text:tab/>Б. Иван Грозный</text:p>
      <text:p text:style-name="P1"><text:tab/>В.<text:span text:style-name="T1"> Борис Годунов</text:span></text:p>
      <text:p text:style-name="P1"><text:tab/>Г. <text:s/>Михаил Фёдорович</text:p>
      <text:p text:style-name="P1">8. Какова национальность Эйлера?</text:p>
      <text:p text:style-name="P1"><text:tab/>А. Русский</text:p>
      <text:p text:style-name="P1"><text:tab/>Б. Прусский</text:p>
      <text:p text:style-name="P1"><text:tab/>В. Нерусский</text:p>
      <text:p text:style-name="P1"><text:tab/>Г. <text:span text:style-name="T1">Швейцарец</text:span></text:p>
      <text:p text:style-name="P1">9. Кто крестил Русь?</text:p>
      <text:p text:style-name="P1"><text:tab/>А. Екатерина Вторая</text:p>
      <text:p text:style-name="P1"><text:tab/>Б. Князь Игорь</text:p>
      <text:p text:style-name="P1"><text:tab/>В. <text:span text:style-name="T1">Князь Владимир</text:span></text:p>
      <text:p text:style-name="P1"><text:tab/>Г. Княгиня Ольга</text:p>
      <text:p text:style-name="P1">10. Какой полководец впервые в России получил чин генералиссимуса и не проиграл ни одного сражения?</text:p>
      <text:p text:style-name="P1"><text:tab/>А. Кутузов</text:p>
      <text:p text:style-name="P1"><text:tab/>Б. <text:span text:style-name="T1">Суворов</text:span></text:p>
      <text:p text:style-name="P1"><text:tab/>В. Ушаков</text:p>
      <text:p text:style-name="P1"><text:soft-page-break/><text:tab/>Г. Жуков</text:p>
      <text:p text:style-name="P1">11. В каком году закончилась холодная война?</text:p>
      <text:p text:style-name="P1"><text:tab/>А. 1989</text:p>
      <text:p text:style-name="P1"><text:tab/>Б. 1990</text:p>
      <text:p text:style-name="P1"><text:tab/>В. <text:span text:style-name="T1">1991</text:span></text:p>
      <text:p text:style-name="P1"><text:tab/>Г. 1992</text:p>
      <text:p text:style-name="P1">12. С именем какого ген.секретаря связано понятие “оттепели”?</text:p>
      <text:p text:style-name="P1"><text:tab/>А. Маркс</text:p>
      <text:p text:style-name="P1"><text:tab/>Б. Энгельс</text:p>
      <text:p text:style-name="P1"><text:tab/>В. Сталин</text:p>
      <text:p text:style-name="P1"><text:tab/>Г. <text:span text:style-name="T1">Хрущё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5T22:00:04.411592047</meta:creation-date>
    <dc:date>2014-07-25T22:13:07.191522015</dc:date>
    <meta:editing-duration>PT1M6S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2" meta:paragraph-count="59" meta:word-count="191" meta:character-count="1120" meta:non-whitespace-character-count="940"/>
  </office:meta>
</office:document-meta>
</file>